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Utils.startsWith( String str , String prefix , boolean ignoreCa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ingUtils.indexOf( String str , char searchCh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.removeEnd( String str , String remov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ingUtils.upperCase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.equals( String str1 , String str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left( String str , int le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ingUtils.strip( String str , String stripCha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Utils.stripToNull( String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Utils.join( Object [ ] array , char separator , int startIndex , int endIndex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tringUtils.containsNone( String str , char [ ] invalidChar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tringUtils.repeat( String str , int repea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0">
            <text:p text:style-name="Table_20_Contents">20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StringUtils.abbreviate( String str , int offset , int maxWidth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tringUtils.escape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containsAny( String str , String searchCha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.trim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indexOfAny( String str , String [ ] searchStr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tringUtils.center( String str , int size , char padCha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ringUtils.isNumericSpace( String st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ingUtils.rightPad( String str , int size , char padCha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ringUtils.uncapitalize( String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ingUtils.upperCase( String str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.leftPad( String str , int size , char padCha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ringUtils.capitalize( String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ingUtils.containsOnly( String str , char [ ] val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ingUtils.stripStart( String str , String stripChar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tringUtils.containsNone( String str , String invalidCha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.splitWorker( String str , char separatorChar , boolean preserveAllToken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tringUtils.right( String str , int le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ingUtils.join( Collection collection , char sepa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.stripToEmpty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substringBetween( String str , String t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lastIndexOf( String str , String search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.reverseDelimited( String str , char separatorCh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ingUtils.rightPad( String str , int size , String padSt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tringUtils.isBlank( String st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ingUtils.getChomp( String str , String se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ingUtils.split( String str , String separatorChars , int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equalsIgnoreCase( String str1 , String str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join( Object [ ] array , char sepa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.reverseDelimitedString( String str , String separatorCha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ingUtils.mid( String str , int pos , int le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ringUtils.indexOfAnyBut( String str , String searchCha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ingUtils.chomp( String st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tringUtils.swapCase( String st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tringUtils.replace( String text , String searchString , String replac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padding( int repeat , char padCha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ingUtils.lastIndexOfAny( String str , String [ ] searchStr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tringUtils.indexOfAny( String str , char [ ] searchChar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ringUtils.leftPad( String str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substring( String str , int start , int en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tringUtils.lastIndexOf( String str , String searchStr , int startP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.replaceEach( String text , String [ ] searchList , String [ ] replacement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splitByCharacterType( String str , boolean camelCas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tringUtils.join( Collection collection , String sepa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.removeStartIgnoreCase( String str , String remov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ingUtils.replaceOnce( String text , String searchString , String replac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join( Iterator iterator , String separato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tringUtils.split( String str , String separatorCh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indexOf( String str , String searchStr , int startPo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ingUtils.isWhitespace( String s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ingUtils.reverse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.startsWithIgnoreCase( String str ,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deleteWhitespace( String st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tringUtils.getCommonPrefix( String [ ] str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tringUtils.getNestedString( String str , String t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capitalise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indexOfAnyBut( String str , char [ ] searchChar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ringUtils.isNotEmpty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containsIgnoreCase( String str , String search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.String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leftPad( String str , int size , String padSt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tringUtils.replaceEach( String text , String [ ] searchList , String [ ] replacementList , boolean repeat , int timeToLive )</text:p>
          </table:table-cell>
          <table:table-cell office:value-type="float" office:value="32">
            <text:p text:style-name="Table_20_Contents">32</text:p>
          </table:table-cell>
          <table:table-cell office:value-type="float" office:value="66">
            <text:p text:style-name="Table_20_Contents">66</text:p>
          </table:table-cell>
          <table:table-cell office:value-type="float" office:value="86">
            <text:p text:style-name="Table_20_Contents">86</text:p>
          </table:table-cell>
        </table:table-row>
        <table:table-row>
          <table:table-cell office:value-type="string">
            <text:p text:style-name="Table_20_Contents">StringUtils.splitPreserveAllTokens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center( String str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splitPreserveAllTokens( String str , String separatorChars , int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difference( String str1 , String str2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ringUtils.lowerCase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.abbreviate( String str , int max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isAlphanumericSpace( String st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tringUtils.isAlphaSpace( String st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ingUtils.indexOfAny( String str , String searchCha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.split( String str , char separatorCh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splitByCharacterType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containsOnly( String str , String validCha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.center( String str , int size , String padSt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tringUtils.splitByWholeSeparatorPreserveAllTokens( String str , String separator , int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uncapitalise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splitByCharacterTypeCamelCase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contains( String str , char searchCh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.prechomp( String str , String se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Utils.stripAll( String [ ] strs , String stripCha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ingUtils.splitPreserveAllTokens( String str , char separatorCh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getNestedString( String str , String open , String cl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substringBetween( String str , String open , String clos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ringUtils.strip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join( Iterator iterator , char separato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tringUtils.endsWith( String str , String 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substringAfterLast( String str , String separat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ringUtils.stripEnd( String str , String stripChar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tringUtils.join( Object [ ] array , String separator , int startIndex , int endIndex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tringUtils.chompLast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lowerCase( String str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.splitByWholeSeparatorWorker( String str , String separator , int max , boolean preserveAllToken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StringUtils.replaceEachRepeatedly( String text , String [ ] searchList , String [ ] replacement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Utils.indexOfDifference( String str1 , String str2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tringUtils.chomp( String str , String separa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ingUtils.stripAll( String [ ] s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defaultString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substringAfter( String str , String separa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ringUtils.chopNewline( String s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ringUtils.getPrechomp( String str , String se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Utils.trimToEmpty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startsWith( String str ,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deleteSpaces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.defaultIfEmpty( String str , String default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isAlphanumeric( String s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ingUtils.countMatches( String str , String sub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ingUtils.concatenate( Object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length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join( Object [ ] array , String sepa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.isAsciiPrintable( String s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ingUtils.split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removeEndIgnoreCase( String str , String remov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ingUtils.isAlpha( String s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ingUtils.ordinalIndexOf( String str , String searchStr , int ordina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tringUtils.lastIndexOf( String str , char searchCh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.overlay( String str , String overlay , int start , int en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tringUtils.endsWithIgnoreCase( String str , String 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rightPad( String str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substringBeforeLast( String str , String separa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ingUtils.isEmpty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splitPreserveAllTokens( String str , String separatorCh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trimToNull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Utils.indexOf( String str , String search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.endsWith( String str , String suffix , boolean ignoreCa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ingUtils.replace( String text , String searchString , String replacement , int max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tringUtils.lastIndexOf( String str , char searchChar , int startPo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.join( Object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replaceChars( String str , char searchChar , char replaceCh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.capitaliseAllWords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indexOf( String str , char searchChar , int startPo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.chompLast( String str , String se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ingUtils.getLevenshteinDistance( String s , String 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2">
            <text:p text:style-name="Table_20_Contents">22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StringUtils.splitByWholeSeparator( String str , String se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isNumeric( String s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ingUtils.splitWorker( String str , String separatorChars , int max , boolean preserveAllTokens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26">
            <text:p text:style-name="Table_20_Contents">26</text:p>
          </table:table-cell>
          <table:table-cell office:value-type="float" office:value="77">
            <text:p text:style-name="Table_20_Contents">77</text:p>
          </table:table-cell>
        </table:table-row>
        <table:table-row>
          <table:table-cell office:value-type="string">
            <text:p text:style-name="Table_20_Contents">StringUtils.substringBefore( String str , String separat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ringUtils.splitByWholeSeparatorPreserveAllTokens( String str , String se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clean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indexOfDifference( String [ ] strs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5">
            <text:p text:style-name="Table_20_Contents">25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StringUtils.containsAny( String str , char [ ] searchChar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ringUtils.substringsBetween( String str , String open , String clos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StringUtils.replaceChars( String str , String searchChars , String replaceChar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tringUtils.contains( String str , String search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.isNotBlank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splitByWholeSeparator( String str , String separator , int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overlayString( String text , String overlay , int start , int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Utils.startsWithAny( String string , String [ ] searchStrin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ingUtils.remove( String str , char remov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ringUtils.substring( String str , int star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ringUtils.defaultString( String str , String default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removeStart( String str , String remov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ingUtils.remove( String str , String remov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.chop( String st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